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Mono" svg:font-family="'Liberation Mono', Consolas, Monaco, 'Andale Mono', 'Ubuntu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77aa" style:font-name="Liberation Mono" fo:font-size="9pt" fo:letter-spacing="normal" fo:font-style="normal" fo:font-weight="normal" fo:background-color="#f8f8f8"/>
    </style:style>
    <style:style style:name="T1" style:family="text">
      <style:text-properties fo:font-variant="normal" fo:text-transform="none" fo:color="#0077aa" style:font-name="Liberation Mono" fo:font-size="9pt" fo:letter-spacing="normal" fo:font-style="normal" fo:font-weight="normal" fo:background-color="#f8f8f8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style:font-name="Liberation Mono" fo:font-size="9pt" fo:letter-spacing="normal" fo:font-style="normal" fo:font-weight="normal"/>
    </style:style>
    <style:style style:name="T4" style:family="text">
      <style:text-properties fo:font-variant="normal" fo:text-transform="none" fo:color="#999999" style:font-name="Liberation Mono" fo:font-size="9pt" fo:letter-spacing="normal" fo:font-style="normal" fo:font-weight="normal" fo:background-color="#f8f8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ENGINE=InnoDB DEFAULT CHARSET=utf8_general_ci</text:p>
      <text:p text:style-name="P2"/>
      <text:p text:style-name="P1"/>
      <text:p text:style-name="Standard"/>
      <text:p text:style-name="Standard">create database baseseptexos CHARACTER SET utf8 COLLATE utf8_general_ci; </text:p>
      <text:p text:style-name="Standard"/>
      <text:p text:style-name="Standard">create table vehicules (immatriculation INTEGER, marque VARCHAR(20), kilometrage INTEGER)</text:p>
      <text:p text:style-name="Standard"/>
      <text:p text:style-name="Standard">create table personnes (</text:p>
      <text:p text:style-name="Standard"><text:s text:c="4"/>id_personne integer,</text:p>
      <text:p text:style-name="Standard"><text:s text:c="4"/>nom CHARACTER(50),</text:p>
      <text:p text:style-name="Standard"><text:s text:c="4"/>prenom CHARACTER(50),</text:p>
      <text:p text:style-name="Standard"><text:s text:c="4"/>num_rue varchar(10),</text:p>
      <text:p text:style-name="Standard"><text:s text:c="4"/>rue varchar(100),</text:p>
      <text:p text:style-name="Standard"><text:s text:c="4"/>cp integer,</text:p>
      <text:p text:style-name="Standard"><text:s text:c="4"/>ville CHARACTER(50))</text:p>
      <text:p text:style-name="Standard"/>
      <text:p text:style-name="Standard">alter table personnes add CONSTRAINT pk_personnes Primary KEY (id_personne)</text:p>
      <text:p text:style-name="Standard">alter table personnes add CONSTRAINT ct_cp CHECK (cp &lt; 96000)</text:p>
      <text:p text:style-name="Standard"/>
      <text:p text:style-name="Standard">ALTER TABLE vehicules ADD</text:p>
      <text:p text:style-name="Standard">id_personne integer</text:p>
      <text:p text:style-name="Standard"/>
      <text:p text:style-name="Standard">alter table vehicules add constraint fk_personnes FOREIGN KEY (id_personne) REFERENCES personnes(id_personne)</text:p>
      <text:p text:style-name="Standard"/>
      <text:p text:style-name="Standard"/>
      <text:p text:style-name="Standard"/>
      <text:p text:style-name="Standard">énoncé 2</text:p>
      <text:p text:style-name="Standard"/>
      <text:p text:style-name="Standard"/>
      <text:p text:style-name="Standard">create table etudiant (</text:p>
      <text:p text:style-name="Standard"><text:s text:c="4"/>id_etudiant integer,</text:p>
      <text:p text:style-name="Standard"><text:s text:c="4"/>nom CHARACTER(50),</text:p>
      <text:p text:style-name="Standard"><text:s text:c="4"/>prenom CHARACTER(50),</text:p>
      <text:p text:style-name="Standard"><text:s text:c="3"/><text:tab/>date_E Date,</text:p>
      <text:p text:style-name="Standard"><text:s text:c="4"/>CONSTRAINT pk_etudiant PRIMARY KEY (id_etudiant))</text:p>
      <text:p text:style-name="Standard"><text:s text:c="4"/></text:p>
      <text:p text:style-name="Standard">create table matiere (</text:p>
      <text:p text:style-name="Standard"><text:s text:c="4"/>id_matiere integer,</text:p>
      <text:p text:style-name="Standard"><text:s text:c="4"/>lib_matiere CHARACTER(50),</text:p>
      <text:p text:style-name="Standard"><text:s text:c="4"/>coefficient integer,</text:p>
      <text:p text:style-name="Standard"><text:s text:c="4"/>CONSTRAINT pk_matiere PRIMARY KEY (id_matiere),</text:p>
      <text:p text:style-name="Standard"><text:s text:c="4"/>CONSTRAINT u_matiere UNIQUE (lib_matiere))</text:p>
      <text:p text:style-name="Standard"><text:s text:c="4"/></text:p>
      <text:p text:style-name="Standard">create table controle(</text:p>
      <text:p text:style-name="Standard"><text:s text:c="4"/>id_etudiant integer,</text:p>
      <text:p text:style-name="Standard"><text:s text:c="4"/>id_matiere integer,</text:p>
      <text:p text:style-name="Standard"><text:s text:c="4"/>note integer,</text:p>
      <text:p text:style-name="Standard"><text:tab/>CONSTRAINT pk_controle PRIMARY KEY (id_etudiant, id_matiere),</text:p>
      <text:p text:style-name="Standard"><text:tab/>CONSTRAINT FOREIGN KEY (id_etudiant) REFERENCES etudiant (id_etudiant),</text:p>
      <text:p text:style-name="Standard"><text:s text:c="4"/>CONSTRAINT FOREIGN KEY (id_matiere) REFERENCES matiere (id_matiere))</text:p>
      <text:p text:style-name="Standard"><text:soft-page-break/></text:p>
      <text:p text:style-name="Standard">énoncé 3</text:p>
      <text:p text:style-name="Standard"/>
      <text:p text:style-name="Standard">create table etudiantbis (</text:p>
      <text:p text:style-name="Standard"><text:s text:c="4"/>id_etudiant integer not null,</text:p>
      <text:p text:style-name="Standard"><text:s text:c="4"/>nom CHARACTER(50) not null,</text:p>
      <text:p text:style-name="Standard"><text:s text:c="4"/>prenom CHARACTER(50) not null,</text:p>
      <text:p text:style-name="Standard"><text:s text:c="3"/><text:tab/>date_E Datetime not null DEFAULT CURRENT_TIMESTAMP,</text:p>
      <text:p text:style-name="Standard"><text:s text:c="4"/>CONSTRAINT pk_etudiant PRIMARY KEY (id_etudiant))</text:p>
      <text:p text:style-name="Standard"><text:s text:c="4"/></text:p>
      <text:p text:style-name="Standard"/>
      <text:p text:style-name="Standard">create table matierebis (</text:p>
      <text:p text:style-name="Standard"><text:s text:c="4"/>id_matiere integer not null,</text:p>
      <text:p text:style-name="Standard"><text:s text:c="4"/>lib_matiere CHARACTER(50) not null,</text:p>
      <text:p text:style-name="Standard"><text:s text:c="4"/>coefficient integer not null CHECK (coefficient &lt; 10),</text:p>
      <text:p text:style-name="Standard"><text:s text:c="4"/>CONSTRAINT pk_matiere PRIMARY KEY (id_matiere),</text:p>
      <text:p text:style-name="Standard"><text:s text:c="4"/>CONSTRAINT u_matiere UNIQUE (lib_matiere))</text:p>
      <text:p text:style-name="Standard"/>
      <text:p text:style-name="Standard"/>
      <text:p text:style-name="Standard">create table controlebis(</text:p>
      <text:p text:style-name="Standard"><text:s text:c="4"/>id_etudiant integer not null,</text:p>
      <text:p text:style-name="Standard"><text:s text:c="4"/>id_matiere integer not null,</text:p>
      <text:p text:style-name="Standard"><text:s text:c="4"/>dateControle datetime not null,</text:p>
      <text:p text:style-name="Standard"><text:s text:c="4"/>moyenne integer not null CHECK (moyenne &lt; 10),</text:p>
      <text:p text:style-name="Standard"><text:tab/>CONSTRAINT pk_controle PRIMARY KEY (id_etudiant, id_matiere, dateControle),</text:p>
      <text:p text:style-name="Standard"><text:tab/>CONSTRAINT FOREIGN KEY (id_etudiant) REFERENCES etudiant (id_etudiant),</text:p>
      <text:p text:style-name="Standard"><text:s text:c="4"/>CONSTRAINT FOREIGN KEY (id_matiere) REFERENCES matiere (id_matiere))</text:p>
      <text:p text:style-name="Standard"/>
      <text:p text:style-name="Standard"/>
      <text:p text:style-name="Standard"/>
      <text:p text:style-name="Standard"/>
      <text:p text:style-name="Standard">énoncé 4</text:p>
      <text:p text:style-name="Standard"/>
      <text:p text:style-name="Standard">create table livre (</text:p>
      <text:p text:style-name="Standard"><text:s text:c="4"/>isbn varchar(25) not null,</text:p>
      <text:p text:style-name="Standard"><text:s text:c="4"/>titre varchar(50) not null,</text:p>
      <text:p text:style-name="Standard"><text:s text:c="4"/>CONSTRAINT pk_livre PRIMARY KEY (isbn)) </text:p>
      <text:p text:style-name="Standard"/>
      <text:p text:style-name="Standard"/>
      <text:p text:style-name="Standard"/>
      <text:p text:style-name="Standard">create table exemplaire (</text:p>
      <text:p text:style-name="Standard"><text:s text:c="4"/>num_exempl integer not null,</text:p>
      <text:p text:style-name="Standard"><text:s text:c="4"/>etat CHARACTER(5) not null DEFAULT 'D' CHECK (etat IN ('D', 'E', 'P')),</text:p>
      <text:p text:style-name="Standard"><text:s text:c="4"/>isbn varchar(25) not null,</text:p>
      <text:p text:style-name="Standard"><text:s text:c="4"/>CONSTRAINT pk_exemplaire PRIMARY KEY (num_exempl, isbn),</text:p>
      <text:p text:style-name="Standard"><text:tab/>CONSTRAINT FOREIGN KEY (isbn) REFERENCES livre (isbn)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énoncé 5</text:p>
      <text:p text:style-name="Standard"/>
      <text:p text:style-name="Standard">create table rayonBis (</text:p>
      <text:p text:style-name="Standard"><text:s text:c="4"/>codeR varchar(25) not null,</text:p>
      <text:p text:style-name="Standard"><text:s text:c="4"/>CONSTRAINT pk_rayon PRIMARY KEY (codeR))</text:p>
      <text:p text:style-name="Standard"/>
      <text:p text:style-name="Standard">create table articleBis (</text:p>
      <text:p text:style-name="Standard"><text:s text:c="4"/>codeA varchar(25) not null,</text:p>
      <text:p text:style-name="Standard"><text:s text:c="4"/>CONSTRAINT pk_article PRIMARY KEY (codeA))</text:p>
      <text:p text:style-name="Standard"/>
      <text:p text:style-name="Standard">ALTER TABLE article ADD</text:p>
      <text:p text:style-name="Standard">CONSTRAINT CK_article CHECK (codeA in ('P', 'L', 'D'))</text:p>
      <text:p text:style-name="Standard"/>
      <text:p text:style-name="Standard">create table magasin (</text:p>
      <text:p text:style-name="Standard"><text:s text:c="4"/>codeM varchar(25) not null,</text:p>
      <text:p text:style-name="Standard"><text:s text:c="4"/>CONSTRAINT pk_magasin PRIMARY KEY (codeM))</text:p>
      <text:p text:style-name="Standard"/>
      <text:p text:style-name="Standard"/>
      <text:p text:style-name="Standard">create table ventes (</text:p>
      <text:p text:style-name="Standard"><text:s text:c="4"/>num_vente integer not null,</text:p>
      <text:p text:style-name="Standard"><text:s text:c="4"/>quantites integer not null,</text:p>
      <text:p text:style-name="Standard"><text:s text:c="4"/>nomR varchar(25) not null,</text:p>
      <text:p text:style-name="Standard"><text:s text:c="4"/>codeA varchar(25) not null,</text:p>
      <text:p text:style-name="Standard"><text:s text:c="4"/>codeM varchar(25) not null,</text:p>
      <text:p text:style-name="Standard"><text:s text:c="4"/>CONSTRAINT pk_vente PRIMARY KEY (num_vente),</text:p>
      <text:p text:style-name="Standard"><text:tab/>CONSTRAINT fk_vente_nomR FOREIGN KEY (nomR) REFERENCES rayonBis (nomR),</text:p>
      <text:p text:style-name="Standard"><text:s text:c="4"/>CONSTRAINT fk_vente_codeA FOREIGN KEY (codeA) REFERENCES articleBis (codeA),</text:p>
      <text:p text:style-name="Standard"><text:s/>CONSTRAINT fk_vente_codeM FOREIGN KEY (codeM) REFERENCES magasin(codeM)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énoncé 6</text:p>
      <text:p text:style-name="Standard"/>
      <text:p text:style-name="Standard">create table fournisseur (</text:p>
      <text:p text:style-name="Standard"><text:s text:c="4"/>codeF varchar(25),</text:p>
      <text:p text:style-name="Standard"><text:s text:c="4"/>adresse varchar(50),</text:p>
      <text:p text:style-name="Standard"><text:s text:c="4"/>nomF varchar(25),</text:p>
      <text:p text:style-name="Standard"><text:s text:c="4"/>CONSTRAINT pk_article PRIMARY KEY (codeF)) </text:p>
      <text:p text:style-name="Standard"/>
      <text:p text:style-name="Standard">create table article (</text:p>
      <text:p text:style-name="Standard"><text:s text:c="4"/>codeA varchar(25),</text:p>
      <text:p text:style-name="Standard"><text:s text:c="4"/>nomA varchar(25),</text:p>
      <text:p text:style-name="Standard"><text:s text:c="4"/>type varchar(25),</text:p>
      <text:p text:style-name="Standard"><text:s text:c="4"/>CONSTRAINT pk_article PRIMARY KEY (codeA)) </text:p>
      <text:p text:style-name="Standard"/>
      <text:p text:style-name="Standard"/>
      <text:p text:style-name="Standard">create table livraison (</text:p>
      <text:p text:style-name="Standard"><text:s text:c="4"/>codeA varchar(25),</text:p>
      <text:p text:style-name="Standard"><text:s text:c="4"/>codeF varchar(25),</text:p>
      <text:p text:style-name="Standard"><text:s text:c="4"/>quantite integer,</text:p>
      <text:p text:style-name="Standard"><text:s text:c="4"/>CONSTRAINT pk_livraison PRIMARY KEY (codeA, codeF),</text:p>
      <text:p text:style-name="Standard"><text:tab/>CONSTRAINT FOREIGN KEY (codeF) REFERENCES fournisseur (codeF),</text:p>
      <text:p text:style-name="Standard"><text:s text:c="4"/>CONSTRAINT FOREIGN KEY (codeA) REFERENCES article(codeA)) </text:p>
      <text:p text:style-name="Standard"/>
      <text:p text:style-name="Standard"/>
      <text:p text:style-name="Standard"/>
      <text:p text:style-name="Standard">create table rayon (</text:p>
      <text:p text:style-name="Standard"><text:s text:c="4"/>nomRayon varchar(25),</text:p>
      <text:p text:style-name="Standard"><text:s text:c="4"/>etage varchar(25),</text:p>
      <text:p text:style-name="Standard"><text:s text:c="4"/>codeA varchar(25),</text:p>
      <text:p text:style-name="Standard"><text:s text:c="4"/>CONSTRAINT pk_rayon PRIMARY KEY (nomRayon),</text:p>
      <text:p text:style-name="Standard"><text:tab/>CONSTRAINT FOREIGN KEY (codeA) REFERENCES article(codeA)) </text:p>
      <text:p text:style-name="Standard"/>
      <text:p text:style-name="Standard"/>
      <text:p text:style-name="Standard">create table employe (</text:p>
      <text:p text:style-name="Standard"><text:s text:c="4"/>codeE varchar(25),</text:p>
      <text:p text:style-name="Standard"><text:s text:c="4"/>nom varchar(25),</text:p>
      <text:p text:style-name="Standard"><text:s text:c="4"/>salaire NUMERIC (10,2),</text:p>
      <text:p text:style-name="Standard"><text:s text:c="4"/>nomRayon varchar(25),</text:p>
      <text:p text:style-name="Standard"><text:s text:c="4"/>code_chef varchar(25),</text:p>
      <text:p text:style-name="Standard"><text:s text:c="4"/>CONSTRAINT pk_employe PRIMARY KEY (codeE),</text:p>
      <text:p text:style-name="Standard"><text:tab/>CONSTRAINT FOREIGN KEY (nomRayon) REFERENCES rayon (nomRayon),</text:p>
      <text:p text:style-name="Standard"><text:tab/>CONSTRAINT FOREIGN KEY (code_chef) REFERENCES employe(codeE)) </text:p>
      <text:p text:style-name="Standard"/>
      <text:p text:style-name="Standard"/>
      <text:p text:style-name="Standard">CREATE INDEX idx_Employe</text:p>
      <text:p text:style-name="Standard">ON employe (nom)</text:p>
      <text:p text:style-name="Standard"/>
      <text:p text:style-name="Standard"/>
      <text:p text:style-name="Standard">CREATE INDEX idx_Article</text:p>
      <text:p text:style-name="Standard">ON article (type)</text:p>
      <text:p text:style-name="Standard"/>
      <text:p text:style-name="Standard"/>
      <text:p text:style-name="Standard"><text:soft-page-break/></text:p>
      <text:p text:style-name="Standard"/>
      <text:p text:style-name="Standard">énoncé 7</text:p>
      <text:p text:style-name="Standard"/>
      <text:p text:style-name="Standard"/>
      <text:p text:style-name="Standard">create table buveur (</text:p>
      <text:p text:style-name="Standard"><text:s text:c="4"/>num_buv integer not null,</text:p>
      <text:p text:style-name="Standard"><text:s text:c="4"/>nom_buv varchar(25) not null,</text:p>
      <text:p text:style-name="Standard"><text:s text:c="4"/>prenom_buv varchar(25) not null,</text:p>
      <text:p text:style-name="Standard"><text:s text:c="3"/><text:tab/>ville_buv varchar(50) not null,</text:p>
      <text:p text:style-name="Standard"><text:s text:c="4"/>CONSTRAINT pk_buveur PRIMARY KEY (num_buv))</text:p>
      <text:p text:style-name="Standard"/>
      <text:p text:style-name="Standard"/>
      <text:p text:style-name="Standard">create table commande (</text:p>
      <text:p text:style-name="Standard"><text:s text:c="4"/>num_com integer not null,</text:p>
      <text:p text:style-name="Standard"><text:s text:c="4"/>date_comm date not null,</text:p>
      <text:p text:style-name="Standard"><text:s text:c="4"/>num_buv integer not null,</text:p>
      <text:p text:style-name="Standard"><text:s text:c="4"/>CONSTRAINT pk_commande PRIMARY KEY (num_com),</text:p>
      <text:p text:style-name="Standard"><text:tab/>CONSTRAINT fk_commande FOREIGN KEY (num_buv) REFERENCES buveur (num_buv))</text:p>
      <text:p text:style-name="Standard"/>
      <text:p text:style-name="Standard"/>
      <text:p text:style-name="Standard">create table vigneron (</text:p>
      <text:p text:style-name="Standard"><text:s text:c="4"/>num_vign integer not null,</text:p>
      <text:p text:style-name="Standard"><text:s text:c="4"/>nom_vign varchar(25) not null,</text:p>
      <text:p text:style-name="Standard"><text:s text:c="4"/>prenom_vign varchar(25) not null,</text:p>
      <text:p text:style-name="Standard"><text:s text:c="4"/>ville_vign varchar(50) not null,</text:p>
      <text:p text:style-name="Standard"><text:s text:c="4"/>CONSTRAINT pk_vign PRIMARY KEY (num_vign),</text:p>
      <text:p text:style-name="Standard"><text:tab/>CONSTRAINT u_vign UNIQUE (nom_vign, prenom_vign))</text:p>
      <text:p text:style-name="Standard"/>
      <text:p text:style-name="Standard"/>
      <text:p text:style-name="Standard">create table vin (</text:p>
      <text:p text:style-name="Standard"><text:s text:c="4"/>num_vin integer not null,</text:p>
      <text:p text:style-name="Standard"><text:s text:c="4"/>cru varchar(25) not null,</text:p>
      <text:p text:style-name="Standard"><text:s text:c="4"/>millesime varchar(25) not null,</text:p>
      <text:p text:style-name="Standard"><text:s text:c="4"/>num_vign integer not null,</text:p>
      <text:p text:style-name="Standard"><text:s text:c="4"/>CONSTRAINT pk_vin PRIMARY KEY (num_vin),</text:p>
      <text:p text:style-name="Standard"><text:tab/>CONSTRAINT fk_vin FOREIGN KEY (num_vign) REFERENCES vigneron (num_vign))</text:p>
      <text:p text:style-name="Standard"/>
      <text:p text:style-name="Standard"/>
      <text:p text:style-name="Standard"/>
      <text:p text:style-name="Standard"/>
      <text:p text:style-name="Standard"/>
      <text:p text:style-name="Standard">create table appreciations_vignerons (</text:p>
      <text:p text:style-name="Standard"><text:s text:c="4"/>num_vign integer not null,</text:p>
      <text:p text:style-name="Standard"><text:s text:c="4"/>num_vign2 integer not null,</text:p>
      <text:p text:style-name="Standard"><text:s text:c="4"/>note integer not null,</text:p>
      <text:p text:style-name="Standard"><text:s text:c="4"/>CONSTRAINT pk_app_vign PRIMARY KEY (num_vign, num_vign2),</text:p>
      <text:p text:style-name="Standard"><text:s text:c="4"/>CONSTRAINT fk_app_vign FOREIGN KEY (num_vign) REFERENCES vigneron (num_vign),</text:p>
      <text:p text:style-name="Standard"><text:tab/>CONSTRAINT fk_app_vign2 FOREIGN KEY (num_vign2) REFERENCES vigneron (num_vign))</text:p>
      <text:p text:style-name="Standard"/>
      <text:p text:style-name="Standard"><text:soft-page-break/></text:p>
      <text:p text:style-name="Standard">create table ligne_commande (</text:p>
      <text:p text:style-name="Standard"><text:s text:c="4"/>num_com integer not null,</text:p>
      <text:p text:style-name="Standard"><text:s text:c="4"/>num_vin integer not null,</text:p>
      <text:p text:style-name="Standard"><text:s text:c="4"/>quantite integer not null,</text:p>
      <text:p text:style-name="Standard"><text:s text:c="4"/>CONSTRAINT pk_ligne_cmde PRIMARY KEY (num_com, num_vin),</text:p>
      <text:p text:style-name="Standard"><text:s text:c="4"/>CONSTRAINT fk_ligne_cmde1 FOREIGN KEY (num_com) REFERENCES commande (num_com),</text:p>
      <text:p text:style-name="Standard"><text:s text:c="5"/>CONSTRAINT fk_ligne_cmde2 FOREIGN KEY (num_vin) REFERENCES vin(num_vin)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Mono" svg:font-family="'Liberation Mono', Consolas, Monaco, 'Andale Mono', 'Ubuntu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2T20:57:07.71</meta:creation-date>
    <dc:date>2020-09-03T19:23:54.20</dc:date>
    <meta:editing-duration>PT8H27M51S</meta:editing-duration>
    <meta:editing-cycles>12</meta:editing-cycles>
    <meta:generator>OpenOffice/4.1.3$Win32 OpenOffice.org_project/413m1$Build-9783</meta:generator>
    <meta:document-statistic meta:table-count="0" meta:image-count="0" meta:object-count="0" meta:page-count="6" meta:paragraph-count="171" meta:word-count="725" meta:character-count="6255"/>
  </office:meta>
</office:document-meta>
</file>